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list-style-name="WW8Num12">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list-style-name="WW8Num12">
      <style:paragraph-properties fo:text-align="justify" style:justify-single-word="false"/>
      <style:text-properties fo:language="en" fo:country="US" fo:font-weight="bold" style:font-weight-asian="bold" style:font-weight-complex="bold"/>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list-style-name="WW8Num12">
      <style:paragraph-properties fo:text-align="justify" style:justify-single-word="false"/>
      <style:text-properties fo:font-weight="bold" style:font-weight-asian="bold" style:font-weight-complex="bold"/>
    </style:style>
    <style:style style:name="P12"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3" style:family="paragraph" style:parent-style-name="Standard">
      <style:paragraph-properties fo:margin-left="1.27cm" fo:margin-right="0cm" fo:text-align="justify" style:justify-single-word="false" fo:text-indent="0cm" style:auto-text-indent="false"/>
      <style:text-properties fo:color="#999999" fo:font-weight="bold" style:font-weight-asian="bold" style:font-weight-complex="bold"/>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align="center" style:justify-single-word="false" fo:text-indent="1.27cm" style:auto-text-indent="false"/>
    </style:style>
    <style:style style:name="P16" style:family="paragraph" style:parent-style-name="Название_20_объекта">
      <style:paragraph-properties fo:text-align="center" style:justify-single-word="false"/>
    </style:style>
    <style:style style:name="P1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999999"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font-size="8pt" fo:font-weight="bold" style:font-size-asian="8pt" style:font-weight-asian="bold" style:font-name-complex="Courier New" style:font-weight-complex="bold"/>
    </style:style>
    <style:style style:name="T12" style:family="text">
      <style:text-properties fo:font-size="8pt" style:font-size-asian="8pt"/>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style:font-name-asian="Courier New"/>
    </style:style>
    <style:style style:name="T16" style:family="text">
      <style:text-properties fo:background-color="#ff0000"/>
    </style:style>
  </office:automatic-styles>
  <office:body>
    <office:text text:use-soft-page-breaks="true">
      <office:forms form:automatic-focus="false" form:apply-design-mode="false"/>
      <text:tracked-changes>
        <text:changed-region xml:id="ct201216736" text:id="ct201216736">
          <text:deletion>
            <office:change-info>
              <dc:creator>kris kaspersky</dc:creator>
              <dc:date>2005-08-30T03:05:00</dc:date>
            </office:change-info>
            <text:p text:style-name="P1">огромное </text:p>
          </text:deletion>
        </text:changed-region>
        <text:changed-region xml:id="ct201216616" text:id="ct201216616">
          <text:insertion>
            <office:change-info>
              <dc:creator>kris kaspersky</dc:creator>
              <dc:date>2005-08-30T03: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копирование без границ<text:line-break/>или передовые методики защиты <text:span text:style-name="T1">CD</text:span><text:line-break/>или <text:span text:style-name="T1">CD</text:span> неподвластный копированию</text:h>
      <text:p text:style-name="Standard">крис каперски ака мыщъх</text:p>
      <text:p text:style-name="P12"/>
      <text:p text:style-name="P13">копировщики лазерных дисков совершенствуется с каждым днем, но и разработчики защитных механизмов не дремлют, тем не менее, новые защиты тут же ломаются. почему? вашему вниманию предлагается обзор наиболее популярных ошибок и конструктивных просчетов с рекомендациями по их устранению, а так же описывается законченный алгоритм чрезвычайно стойкой защиты, не копируемой никаким копировщиком.</text:p>
      <text:h text:style-name="Heading_20_2" text:outline-level="2">введение</text:h>
      <text:p text:style-name="P1">Хакерская мудрость гласит: "взломать можно все, это только вопрос времени". Валовый программный продукт, ориентированного на массовый рынок, такая ситуация вполне устраивает. Какой-то процент пользователей покупает программу, какой-то нет. Но для специализированных программных комплексов (расчет прецизионного литья или звездных спектров), количество пользователей которых измеряется какими-то тысячами, такой подход уже неприемлем. Потенциальный рынок настолько мал, что каждая нелегальная копия чувствуется весьма болезненно. Значит, надо защищать так, чтобы не взломали, но как?</text:p>
      <text:p text:style-name="P1">У нас две новости — хорошая и не очень. Надежные защиты все-таки существуют, но их разработка требует больших усилий и знания реалий. Это довольно заковыристая предметная область и с одной лишь теоретической подготовкой в нее не войдешь. Тем не менее, спрос рождает предложение и автор статьи делиться своим многолетним опытом по созданию стойких защитных комплексов.</text:p>
      <text:h text:style-name="Heading_20_2" text:outline-level="2">основные концепции защиты</text:h>
      <text:p text:style-name="P1">Главное свойство защиты — это надежность (не путать со стойкостью ко взлому). Защита должна уверенно работать на всем спектре программно-аппаратного обеспечения с заранее непредсказуемыми свойствами. Антиотладочные приемы следует использовать с большой осторожностью или не использовать вообще, поскольку от них слишком много проблем. К тому же защита должна быть проста в реализации и отладке. Например, если часть функционала вынесена в микроконтроллер, смонтированный на отдельной печатной плате, подключаемой через <text:span text:style-name="T1">PCI</text:span>-шину или <text:span text:style-name="T1">COM</text:span>/<text:span text:style-name="T1">USB</text:span>/<text:span text:style-name="T1">LPT</text:span>-порт, взлом становится не только нерентабельным, но и практически невозможным, конечно, при условии, что микроконтроллер не позволяет считывать ПЗУ (некоторые приемы аппаратного взлома можно найти на страничке Сергея Скоробогатого: http://www.cl.cam.ac.uk/~sps32/), однако, отладить такой комплекс будет намного сложнее, чем взломать, поэтому для практического применения он непригоден. В идеале, защита вообще не должна требовать никакого "внешнего" оборудования, а это значит, что ее код заведомо будет заведомо доступен для анализа и модификации.</text:p>
      <text:p text:style-name="P15"/>
      <text:p text:style-name="P16">Рисунок <text:sequence text:ref-name="refDrawing0" text:name="Drawing" text:formula="ooow:Drawing+1" style:num-format="1">1</text:sequence> электронный ключ…</text:p>
      <text:p text:style-name="P5"/>
      <text:p text:style-name="P16">Рисунок <text:sequence text:ref-name="refDrawing1" text:name="Drawing" text:formula="ooow:Drawing+1" style:num-format="1">2</text:sequence> …и его взлом, путем считывая содержимого <text:span text:style-name="T1">EEPROM</text:span> под микроскопом с увеличением 500х</text:p>
      <text:p text:style-name="P1">Защита не может отталкиваться ни от серийных номеров, ни от ключевых файлов, поскольку всегда найдется пользователь, пожелавший разделить себя с миром и, в общем-то по своему он будет прав. Черные списки, "засвеченных" серийных номеров и прочие организационные меры, как показывает практика, недостаточно эффективны и со своей задачей не справляются.</text:p>
      <text:p text:style-name="P1">Так же недопустимо привязываться к оборудованию, поскольку потребители очень не любят, когда ограничивают их свободу, к тому же, если стоимость защищенного комплекса составляет хотя бы 500$, хакеры могут клонировать весь компьютер целиком, особенно если это <text:soft-page-break/>будут китайские хакеры (цены на оборудование в Азии намного ниже европейских). Наиболее популярным объектом привязки служит серийный номер жесткого диска и <text:span text:style-name="T1">MAC</text:span>-адрес сетевой карты, которые легко изменить (для жесткого диска можно воспользоваться комплексом <text:span text:style-name="T1">PC</text:span>-3000 от <text:span text:style-name="T1">ACE Laboratory</text:span> — <text:span text:style-name="T1">www</text:span>.<text:span text:style-name="T1">acelab</text:span>.<text:span text:style-name="T1">ru</text:span>, а для сетевой карты — утилитой <text:span text:style-name="T1">ipconfig</text:span>, запущенной из-под <text:span text:style-name="T1">LINIX</text:span>). Остальные же характеристики "железа" еще менее уникальны и в пределах одной партии практически идентичны друг другу. К тому же, нельзя забывать про виртуальные машины (<text:span text:style-name="T1">VMWare</text:span>, <text:span text:style-name="T1">Virtual PC</text:span> и т. д.), привязка к которым лишена всякого смысла. Можно, конечно, распознать наличие виртуальной машины и отказаться работать под ней, только это не выход. Виртуальных машин существует <text:change text:change-id="ct201216736"/><text:change-start text:change-id="ct201216616"/>великое <text:change-end text:change-id="ct201216616"/>множество и каждая из них детектируется по-своему, к тому-то для большинства из них существуют специальные "патчи", предотвращающие детектирование. В общем, вложенные в защиту усилия, окажутся нерентабельными.</text:p>
      <text:p text:style-name="P1">Привязываться можно только к <text:span text:style-name="T6">носителю</text:span> — дискете, лазерному или <text:span text:style-name="T1">DVD</text:span>-диску, карте <text:span text:style-name="T1">FLASH</text:span>-памяти и т. д. Это в наименьшей степени ущемляет права потребителей и практически не создает непреодолимых неудобств, к тому же, качественно защищенный носитель чрезвычайно трудно скопировать. Существует множество хакерских групп, специализирующихся на взломе программного кода, но очень немногие разбираются в устройстве носителей на профессиональном уровне.</text:p>
      <text:p text:style-name="P1">Весь вопрос в том — какой носитель выбрать? Дискеты отбросим сразу. Их время уже прошло. <text:span text:style-name="T1">DVD</text:span>-диски только набирают силу и требовать обязательно наличия <text:span text:style-name="T1">DVD</text:span> привода на целевом компьютере по меньшей мере негуманно. Тоже самое относится и к <text:span text:style-name="T1">FLASH</text:span>-картам. Остается только <text:span text:style-name="T1">CD</text:span>. Вот к нему-то мы и будем привязываться.</text:p>
      <text:h text:style-name="Heading_20_2" text:outline-level="2">&gt;&gt;&gt; врезка: детектирование <text:span text:style-name="T1">VMWare</text:span></text:h>
      <text:p text:style-name="P1">Автору известны по меньшей мере три способа обнаружения <text:span text:style-name="T1">VM</text:span>-<text:span text:style-name="T1">Ware</text:span>. Во-первых, по оборудованию: виртуальные машины несут на своем борту довольно специфический набор железа, практически не встречающийся в живой природе. Это<text:span text:style-name="T1">:</text:span></text:p>
      <text:p text:style-name="P1"/>
      <text:list xml:id="list1921609852187883435" text:style-name="WW8Num11">
        <text:list-item>
          <text:p text:style-name="P3">видеокарта<text:span text:style-name="T1"> VMware Inc [VMware SVGA II] PCI Display Adapter;</text:span></text:p>
        </text:list-item>
        <text:list-item>
          <text:p text:style-name="P3">сетевая<text:span text:style-name="T1"> </text:span>карта<text:span text:style-name="T1">: Advanced Micro Devices [AMD] 79c970 [PCnet 32 LANCE] (rev 10);</text:span></text:p>
        </text:list-item>
        <text:list-item>
          <text:p text:style-name="P3">жесткие<text:span text:style-name="T1"> </text:span>диски<text:span text:style-name="T1">: VMware Virtual IDE Hard Drive </text:span>и<text:span text:style-name="T1"> VMware SCSI Controller.</text:span></text:p>
        </text:list-item>
      </text:list>
      <text:p text:style-name="P1">Опросив конфигурацию оборудования, защищаемая программа сразу поймет, куда ее занесло.</text:p>
      <text:p text:style-name="P1">Во-вторых, виртуальные сетевые карты имеют довольно предсказуемый диапазон <text:span text:style-name="T1">MAC</text:span>-адресов, а именно: 00-05-69-xx-xx-xx, 00-0C-29-xx-xx-xx и 00-50-56-xx-xx-xx. Защите достаточно выполнить команду "<text:span text:style-name="T8">arp</text:span><text:span text:style-name="T7"> -</text:span><text:span text:style-name="T8">a</text:span>", чтобы распознать хакерские планы.</text:p>
      <text:p text:style-name="P1">В-третьих, <text:span text:style-name="T1">VM</text:span>-<text:span text:style-name="T1">Ware</text:span> имеет коварный <text:span text:style-name="T1">backdoor</text:span>, оставленный разработчиками для служебных целей и управляемый через порт 5658<text:span text:style-name="T1">h</text:span>, при этом в регистре <text:span text:style-name="T1">EAX</text:span> должно содержатся "магическое" число 564<text:span text:style-name="T1">D</text:span>5868<text:span text:style-name="T1">h</text:span>. Ниже приведен фрагмент кода червя <text:span text:style-name="T1">Agobot</text:span>, определяющий версию <text:span text:style-name="T1">VM-Ware:</text:span></text:p>
      <text:p text:style-name="P6"/>
      <text:p text:style-name="P10">mov eax, 564D5868h ; VMWARE_MAGIC</text:p>
      <text:p text:style-name="P10">mov ecx, 0Ah ; Get VMware version</text:p>
      <text:p text:style-name="P10">mov edx, 5658h ; VMWARE_PORT</text:p>
      <text:p text:style-name="P2"><text:span text:style-name="T10">in</text:span><text:span text:style-name="T9"> </text:span><text:span text:style-name="T10">eax</text:span><text:span text:style-name="T9">, </text:span><text:span text:style-name="T10">dx</text:span></text:p>
      <text:p text:style-name="P16">Листинг <text:sequence text:ref-name="refЛистинг0" text:name="Листинг" text:formula="ooow:Листинг+1" style:num-format="1">1</text:sequence> определение версии <text:span text:style-name="T1">VM</text:span> <text:span text:style-name="T1">Ware</text:span></text:p>
      <text:p text:style-name="P1">Для маскировки виртуальной машины, Костей Кортчинским (<text:span text:style-name="T1">Kostya</text:span> <text:span text:style-name="T1">Kortchinsky</text:span>) был написан специальный патч, изменяющий идентификационные строки оборудования, <text:span text:style-name="T1">MAC</text:span>-адреса и магический номер <text:span text:style-name="T1">backdoor</text:span>'а (<text:span text:style-name="T2">http</text:span><text:span text:style-name="T13">://</text:span><text:span text:style-name="T2">honeynet</text:span><text:span text:style-name="T13">.</text:span><text:span text:style-name="T2">rstack</text:span><text:span text:style-name="T13">.</text:span><text:span text:style-name="T2">org</text:span><text:span text:style-name="T13">/</text:span><text:span text:style-name="T2">tools</text:span><text:span text:style-name="T13">/</text:span><text:span text:style-name="T2">vmpatch</text:span><text:span text:style-name="T13">.</text:span><text:span text:style-name="T2">c</text:span><text:span text:style-name="T13">).</text:span></text:p>
      <text:p text:style-name="P1">Подробнее о способах детектирования виртуальных машин можно прочитать в подборке статей <text:span text:style-name="T3">Know</text:span><text:span text:style-name="T4"> </text:span><text:span text:style-name="T3">your</text:span><text:span text:style-name="T4"> </text:span><text:span text:style-name="T3">Enemy</text:span><text:span text:style-name="T4"> </text:span>(на английском языке): <text:span text:style-name="T13">www.honeynet.org/misc/files/papers.tar.gz</text:span>;</text:p>
      <text:h text:style-name="Heading_20_2" text:outline-level="2">обзор популярных средств защиты</text:h>
      <text:p text:style-name="P1">Механизмы привязки к <text:span text:style-name="T1">CD</text:span>-<text:span text:style-name="T1">ROM</text:span> можно разделить на три большие группы. В первую (и наиболее древнюю) попадают защиты, внедряющие ключевую метку в служебные структуры данных, не копируемые штатными копировками. Это может быть и область пред-зазора первого трека (<text:span text:style-name="T1">first</text:span> <text:span text:style-name="T1">pre</text:span>-<text:span text:style-name="T1">gap</text:span>), и субканальные данные, так же называемые данными подканалов <text:soft-page-break/>(<text:span text:style-name="T1">subchannel</text:span> <text:span text:style-name="T1">data</text:span>) и т. д. Достоинства — высокая совместимость с различными моделями приводов и предельная простота программной реализации. Недостатки — при подготовке диска к тиражированию придется долго объяснятся с сотрудниками завода. Обычно им передают готовый диск или образ, содержащий только пользовательские данные (он же образ типа <text:span text:style-name="T1">ISO</text:span>9660, хотя это название не вполне корректно), здесь же требуется "сырой" (<text:span text:style-name="T1">RAW</text:span>) образ в формате 2352/96, который поддерживает далеко не всякое оборудование! Зачастую, производитель игнорирует наши требования и вопреки всем обещаниям и договорам с "конвейера" сходят диски, записанные стандартным образом, то есть без ключевых меток, а для заказчика это катастрофа! (Поверьте, моему горькому опыту, это довольно часто встречается). Но это все равно напрасно, поскольку такие защиты уже давно копируются специализированными копировщиками. Исключение составляет ключевая метка в <text:span text:style-name="T1">Q</text:span>-подканале аудио-трека. Без спецоборудования она не копируется в принципе! <text:span text:style-name="T14">Как-нибудь мы об этом поговорим.</text:span></text:p>
      <text:p text:style-name="P1">Вторая группа защитных механизмов основана на нестандартных форматах диска (необычная длина сектора, нестандартные номера треков, искаженные заголовки и т. д.). Все они крайне конфликтны и отказываются идти на многих моделях приводов, к тому же при тиражировании дисков возникают очень серьезные проблемы, намного более серьезные, чем в первом случае. Как правило, требуется специальное (и весьма дорогостоящее!) оборудование, оправдывающее себя только на больших тиражах. Но эти вложения вряд ли окупятся, поскольку копировщики защищенных дисков уже давно справились с нестандартными форматами, так что не будем на них останавливаться и двинемся дальше.</text:p>
      <text:p text:style-name="P1">Третью группу возглавляют защиты, привязывающиеся к физической структуре носителя. Их можно разделить на две подгруппы. Первая выделяет на диске некоторые более или менее уникальные характеристики, к которым, собственно, она и привязывается. Вторая же, не собираясь ждать милости от природы, самостоятельно формирует трудновоспроизводимые дефекты на диске. Возьмем известную защиту <text:span text:style-name="T1">Laser Lock</text:span>, которую легко опознать по наличию крошечной "дырки", проделанной лазером точно посередине спиральной дорожки (аналогичный способ был широко известен еще во времена дискет, причем их дырявили не только лазером, но еще и гвоздем). На первый взгляд тут должен образоваться <text:span text:style-name="T1">BAD</text:span>-сектор, однако, практика показывает, что диск читается без проблем. А как же дыра? Все дело в кодах Рида-Соломона, корректирующей способности которых вполне хватает для исправления "дыры". Но если отключить коррекцию ошибок, то в секторе сразу же обнаружатся "дефективные" биты, причем начало разрушенной области будет соответствовать позиции дырки в секторе. Это если объяснять на пальцах.</text:p>
      <text:p text:style-name="P1">На самом деле все намного интереснее и сложнее. Структура хранения данных на лазерном диске такова, что физически смежные биты расположены значительном удалении друг от друга, зачастую даже в различных секторах! Информация как бы "размазывается" вдоль спиральной дорожки, чтобы противодействовать царапинам и дефектам. Дело в том, что корректирующие коды Рида-Соломона отлично справляются с одиночными ошибками, но намного хуже с групповыми. Чтобы ослабить влияние дефектов пришлось прибегнуть к перемешиванию. А это значит, что "дыра" затрагивает не один сектор, а целую группу секторов! Это дает возможность распознавать "виртуальные" <text:span text:style-name="T1">BAD</text:span>-сектора, имитируемые копировщиками. Поразительно, но ни одна из коммерческих защит такой проверки не выполняет! Тем не менее, копировщики защищенных дисков уже давно научились обходить <text:span text:style-name="T1">Laser</text:span>-<text:span text:style-name="T1">Lock</text:span>, имитируя даже такие "тонкие" эффекты как увеличение времени чтения "продырявленных" секторов и т. д., так что такой прием подходит только для борьбы со штатными копировщиками. К тому же, очень трудно найти завод, располагающий соответствующим защитным оборудованием. Вообще-то, в отсутствии лазера, можно воспользоваться и обыкновенным маркером, однако, он подходит только для крошечных тиражей.</text:p>
      <text:p text:style-name="P5"/>
      <text:p text:style-name="Название_20_объекта">Рисунок <text:sequence text:ref-name="refDrawing2" text:name="Drawing" text:formula="ooow:Drawing+1" style:num-format="1">3</text:sequence> лазерный диск, защищенный <text:span text:style-name="T1">Laser Lock</text:span> ("снимок" получен сканером <text:span text:style-name="T1">HP </text:span>1200)</text:p>
      <text:p text:style-name="P1">Остается последний тип защиты — измерение физических характеристик спиральной дорожки (так же называемый снятием топологии). По такому принципу, в частности, работают <text:span text:style-name="T1">CD</text:span>-<text:span text:style-name="T1">Cops</text:span>, <text:span text:style-name="T1">SecureROM</text:span> 4<text:span text:style-name="T1">x</text:span>, <text:span text:style-name="T1">Star</text:span>-<text:span text:style-name="T1">Force</text:span> и некоторые другие защиты. Методика отработанная, можно даже сказать вылизанная до зеркального блеска, и неплохо себя зарекомендовавшая. Судите сами. В образ защищенного диск не вносится никаких изменений и для его тиражирования можно использовать абсолютно любое оборудование, в том числе и бытовой <text:span text:style-name="T1">CD</text:span>-<text:span text:style-name="T1">R</text:span>/<text:span text:style-name="T1">RW</text:span> рекордер. Скопировать физическую структуру спиральной дорожки нереально (на <text:soft-page-break/><text:span text:style-name="T1">CD</text:span>-<text:span text:style-name="T1">R</text:span>/<text:span text:style-name="T1">RW</text:span> дисках уже нанесена предварительная разметка, причем у каждого типа болванок своя), и хотя ее можно проэмулировать, от эмуляторов легко защититься (чуть позже мы покажем как). По правде говоря, существует возможность подбора болванки с похожей спиральной структурой, однако, если привязываться не к одной, а нескольким физическим характеристикам, вероятность подобрать "правильный" диск будет крайне мала.</text:p>
      <text:p text:style-name="P1">В принципе, можно воспользоваться готовым защитный пакетом, но во-первых, за него придется платить. Во-вторых, все вышеперечисленные защиты легко копируются в режиме эмуляции копировщиками <text:span text:style-name="T1">Clone</text:span> <text:span text:style-name="T1">CD</text:span> и <text:span text:style-name="T1">Alcohol </text:span>120%. Исключение составляет <text:span text:style-name="T1">Star</text:span>-<text:span text:style-name="T1">Force</text:span> <text:span text:style-name="T1">Professional</text:span> <text:span text:style-name="T1">Edition</text:span>, непосредственно скопировать который еще никому не удалось, однако (и это в третьих!), защита слишком агрессивно вгрызается в операционную систему, вызывая множество проблем у легальных пользователей. Разработчики характеризуют себя как людей с хакерским прошлым, сильных в системном программировании. Что касается прошлого — с этим можно согласиться. Операционную систему они знают лучше, чем свой задний двор. Но вот программировать умеют едва ли. Программирование — это в первую очередь проектирование. А проектирование — это учет рисков. Никакой конструктор не позволит себе стоить мост по непроверенным формулам или проводить на нем научные эксперименты, гадая — произойдет обрушение на этот раз или не произойдет. Программа, ориентированная на массовое применение, просто не может пользоваться недокументированными возможностями и прочими приемами нетрадиционного программирования (в народе именуемых хаками). У себя в заднем дворе делайте, что хотите, но вот пользователю требуется нормальный продукт.</text:p>
      <text:p text:style-name="P1">А давайте запрограммируем защиту самостоятельно! Ядро измерителя структуры спиральной дорожки занимает всего несколько строк на Си. Вместе с обвязочным кодом выходит около десятка… Полный цикл разработки вместе с отладкой легко укладывается в пару недель. Так стоит ли за это платить?</text:p>
      <text:h text:style-name="Heading_20_2" text:outline-level="2"><text:span text:style-name="T1">star</text:span>-<text:span text:style-name="T1">force</text:span> своими руками</text:h>
      <text:p text:style-name="P1">Спиральная дорожка лазерных дисков очень похожа на грампластинку, только начинается не снаружи, а изнутри, наматываясь от центра к краю. Оптическая головка, удерживаемая в магнитном поле "звуковой катушки", движется на "салазках" поперек спиральной дорожки. Сама дорожка состоит из секторов с данными и каналов подкода. Номера секторов находятся как в заголовках самих секторов, так и в каналах подкода, "размазанных" вдоль спиральной дорожки. Для грубой наводки не требуемый сектор используются салазки и каналы подкода, а для точной — отклонение в магнитном поле и секторные заголовки.</text:p>
      <text:p text:style-name="P1">Просто взять и измерять структуру спиральной дорожки нельзя, но можно сделать вот что: допустим, головка считывает сектор <text:span text:style-name="T1">X</text:span>, а следом за ним сектор <text:span text:style-name="T1">Y</text:span>. Если угол <text:span text:style-name="T1">XOY</text:span>, образованный центром (<text:span text:style-name="T1">O</text:span>) диска, секторами <text:span text:style-name="T1">X</text:span> и Y составляет порядка ~15 град, а сами сектора расположены на соседних витках спирали, то приводу достаточно всего лишь немного отклонить головку и через мгновение сектор <text:span text:style-name="T1">Y</text:span> сам падает в руки, как перезревшее яблоко — диск ведь вращается! Если же угол <text:span text:style-name="T1">XOY</text:span> составляет менее ~15 град, тогда за время перемещения головки, сектор <text:span text:style-name="T1">Y</text:span> уже "уплывет" и приводу придется ждать целый оборот лазерного диска, пока он не достигает оптической головки!</text:p>
      <text:p text:style-name="P5"/>
      <text:p text:style-name="P16">Рисунок <text:sequence text:ref-name="refDrawing3" text:name="Drawing" text:formula="ooow:Drawing+1" style:num-format="1">4</text:sequence> когда угол между секторами <text:span text:style-name="T1">X</text:span> и <text:span text:style-name="T1">Y</text:span> составляет ~15 град. при переходе на соседний виток, сектор <text:span text:style-name="T1">Y</text:span> сразу же "подлетает" к оптической головке (рисунок слева), при меньшем значении угла сектор <text:span text:style-name="T1">Y</text:span> успевает уплыть и головка вынуждена ждать целый виток</text:p>
      <text:p text:style-name="P1">Замеряя время чтения различных пар секторов, мы можем приблизительно определить их взаимное расположение на спиральной дорожке. У каждой партии диска для заданных секторов <text:span text:style-name="T1">X</text:span> и <text:span text:style-name="T1">Y</text:span> оно будет своим (ведь степень "закрутки" спирали неодинакова и варьируется от одного производителя к другому). Чтобы побороть упреждающее считывание (которым "страдают" многие приводы), защита должна читать сектора в порядке убывания их <text:span text:style-name="T1">LBA</text:span>-адресов. Так же она должна измерять скорость вращения привода, чтобы во-первых, определить постоянство временных замеров (пляшут ли они как пьяные человечки или нет), а во-вторых скорректировать формулу для вычисления угла, ведь как легко показать, чем быстрее вращается диск, тем скорее "уплывает" сектор.</text:p>
      <text:p text:style-name="P1">Исходный текст "измеряющей" программы приведен ниже:</text:p>
      <text:p text:style-name="P1"/>
      <text:p text:style-name="P8"><text:soft-page-break/>//-[чтение сектора с диска]---------------------------------------------------</text:p>
      <text:p text:style-name="P8">// ARG:</text:p>
      <text:p text:style-name="P8">//<text:tab/>CD<text:tab/>указатель на строку с именем провода (например, "TEAC"),</text:p>
      <text:p text:style-name="P2"><text:span text:style-name="T9">//<text:tab/><text:tab/>адрес на </text:span><text:span text:style-name="T10">ASPI</text:span><text:span text:style-name="T9">-шине (например, "1.1") или имя диска("\\.\G:");</text:span></text:p>
      <text:p text:style-name="P8">//<text:tab/><text:tab/>первые два варианта работают через ASPI, последний через SPTI;</text:p>
      <text:p text:style-name="P8">//</text:p>
      <text:p text:style-name="P8">//<text:tab/>buf<text:tab/>указатель на буфер SECROR_SIZE*2</text:p>
      <text:p text:style-name="P10">//</text:p>
      <text:p text:style-name="P2"><text:span text:style-name="T9">//<text:tab/></text:span><text:span text:style-name="T10">sector</text:span><text:span text:style-name="T9"><text:tab/>номер сектора в </text:span><text:span text:style-name="T10">LBA</text:span><text:span text:style-name="T9">-формате</text:span></text:p>
      <text:p text:style-name="P10">//</text:p>
      <text:p text:style-name="P10">// RETURN:</text:p>
      <text:p text:style-name="P2"><text:span text:style-name="T10">//<text:tab/> 0<text:tab/></text:span><text:span text:style-name="T9">успешно</text:span></text:p>
      <text:p text:style-name="P2"><text:span text:style-name="T10">//<text:tab/>-1<text:tab/></text:span><text:span text:style-name="T9">ошибка</text:span></text:p>
      <text:p text:style-name="P10">read_from_cd(char *CD, unsigned char *buf, long sector)</text:p>
      <text:p text:style-name="P10">{</text:p>
      <text:p text:style-name="P10"><text:tab/>int stat;</text:p>
      <text:p text:style-name="P10"><text:tab/>stat=cd_raw_sector_read(CD, buf, SECTOR_SIZE, sector, ONE_SECTOR, W_USER_DATA);</text:p>
      <text:p text:style-name="P2"><text:span text:style-name="T10"><text:tab/>if (stat == SCSI_OK) return 0; return -1;</text:span></text:p>
      <text:p text:style-name="P10">}</text:p>
      <text:p text:style-name="P10"/>
      <text:p text:style-name="P2"><text:span text:style-name="T9">//-[чтение </text:span><text:span text:style-name="T10">TSC</text:span><text:span text:style-name="T9">-счетчика]------------------------------------------------------</text:span></text:p>
      <text:p text:style-name="P10">unsigned int A()</text:p>
      <text:p text:style-name="P10">{</text:p>
      <text:p text:style-name="P2"><text:span text:style-name="T9"><text:tab/></text:span><text:span text:style-name="T10">__asm{</text:span></text:p>
      <text:p text:style-name="P2"><text:span text:style-name="T9"><text:tab/></text:span><text:span text:style-name="T10">_emit<text:tab/>0xF<text:tab/>; RDTSC</text:span></text:p>
      <text:p text:style-name="P10"><text:tab/>_emit<text:tab/>0x31</text:p>
      <text:p text:style-name="P2"><text:span text:style-name="T9"><text:tab/></text:span><text:span text:style-name="T10">}</text:span></text:p>
      <text:p text:style-name="P10">}</text:p>
      <text:p text:style-name="P10"/>
      <text:p text:style-name="P10">#define argCD<text:tab/><text:tab/>v[1]</text:p>
      <text:p text:style-name="P10"/>
      <text:p text:style-name="P2"><text:span text:style-name="T10">// </text:span><text:span text:style-name="T9">КОНФИГУРАЦИЯ</text:span></text:p>
      <text:p text:style-name="P2"><text:span text:style-name="T10">//--------------------------------------------------------------------------</text:span><text:span text:style-name="T9">--</text:span></text:p>
      <text:p text:style-name="P10"/>
      <text:p text:style-name="P8">// номер первой точки измерения (LBA-адрес)</text:p>
      <text:p text:style-name="P8">// данная утилита измеряет топологию только по одной точке,</text:p>
      <text:p text:style-name="P8">// что не есть хорошо, т.к. легко подобрать похожий диск</text:p>
      <text:p text:style-name="P8">// для уверенности следует выбрать несколько точек:</text:p>
      <text:p text:style-name="P8">// в начале, середине и конце диска</text:p>
      <text:p text:style-name="P10">#define _CFG_BGN_SEC_<text:tab/>17699</text:p>
      <text:p text:style-name="P10"/>
      <text:p text:style-name="P8">// кол-во секторов для измерения</text:p>
      <text:p text:style-name="P8">// должно быть не меньше утроенного кол-ва секторов на виток в данной</text:p>
      <text:p text:style-name="P2"><text:span text:style-name="T9">// точке измерения (см. </text:span><text:span text:style-name="T10">_CFG_BGN_SEC_ )</text:span></text:p>
      <text:p text:style-name="P8">// число витков спирали N с поперечной плотностью D витков/мм</text:p>
      <text:p text:style-name="P8">// от радиуса R1 до радиуса R2 определяется формулой: N = (R2- R1) * D</text:p>
      <text:p text:style-name="P10">#define _CFG_LEN_SEC_<text:tab/>0x669</text:p>
      <text:p text:style-name="P10"/>
      <text:p text:style-name="P8">// максимальный шаг приращения</text:p>
      <text:p text:style-name="P8">// в принципе должен быть равен удвоенному кол-ву секторов</text:p>
      <text:p text:style-name="P8">// на данном витке спирали, что увеличивает точность измерений</text:p>
      <text:p text:style-name="P8">// но можно использовать и <text:s/>значение _CFG_LEN_SEC_</text:p>
      <text:p text:style-name="P10">#define _CFG_LEN_DEL_<text:tab/>_CFG_LEN_SEC_</text:p>
      <text:p text:style-name="P10"/>
      <text:p text:style-name="P8">// начальный шаг приращения (должен быть по возможности мал)</text:p>
      <text:p text:style-name="P10">#define _CFG_BGN_DEL_<text:tab/>0x2</text:p>
      <text:p text:style-name="P10"/>
      <text:p text:style-name="P8">// приблизительное кол-во секторов на данном витке спирали</text:p>
      <text:p text:style-name="P8">// (в данной версии программы это значение мало на что влияет)</text:p>
      <text:p text:style-name="P10">#define _CFG_xWHELL_<text:tab/>27</text:p>
      <text:p text:style-name="P10"/>
      <text:p text:style-name="P8">// конечный сектор для проверки</text:p>
      <text:p text:style-name="P10">#define _END_SEC_ (_CFG_BGN_SEC_+_CFG_LEN_SEC_)</text:p>
      <text:p text:style-name="P10"/>
      <text:p text:style-name="P2"><text:span text:style-name="T10">// </text:span><text:span text:style-name="T9">конечный</text:span><text:span text:style-name="T10"> </text:span><text:span text:style-name="T9">шаг</text:span></text:p>
      <text:p text:style-name="P10">#define _END_DEL_ (_CFG_BGN_DEL_+_CFG_LEN_DEL_)</text:p>
      <text:p text:style-name="P10"/>
      <text:p text:style-name="P2"><text:span text:style-name="T10">#define FB(b) (##b = (##b + 1) % _END_DEL_);<text:tab/><text:tab/>// </text:span><text:span text:style-name="T9">приращение</text:span><text:span text:style-name="T10"> </text:span><text:span text:style-name="T9">шага</text:span></text:p>
      <text:p text:style-name="P10"/>
      <text:p text:style-name="P2"><text:span text:style-name="T10">// </text:span><text:span text:style-name="T9">шапка цикла</text:span></text:p>
      <text:p text:style-name="P10">#define FH(a,b) for (##a=_END_SEC_,##b=_CFG_BGN_DEL_; ##a &gt; _CFG_BGN_SEC_; ##a-=##b)</text:p>
      <text:p text:style-name="P10"/>
      <text:p text:style-name="P10">main(int c, char** v)</text:p>
      <text:p text:style-name="P10">{</text:p>
      <text:p text:style-name="P2"><text:span text:style-name="T9"><text:tab/></text:span><text:span text:style-name="T10">int a, b; int x=0; int i=0; int A1, A2;</text:span></text:p>
      <text:p text:style-name="P2"><text:span text:style-name="T9"><text:tab/></text:span><text:span text:style-name="T10">unsigned char buf[SECTOR_SIZE];</text:span></text:p>
      <text:p text:style-name="P8"><text:tab/></text:p>
      <text:p text:style-name="P8"><text:soft-page-break/><text:tab/>// проверка аргументов командной строки</text:p>
      <text:p text:style-name="P2"><text:span text:style-name="T10"><text:tab/></text:span><text:span text:style-name="T9">if (c &lt; 2) </text:span><text:span text:style-name="T10">{</text:span></text:p>
      <text:p text:style-name="P10"><text:tab/><text:tab/>fprintf(stderr,"USAGE:sf.exe CD\n\n");</text:p>
      <text:p text:style-name="P10"><text:tab/><text:tab/>printf( " <text:s text:c="6"/>SCSI_INQUITY via ASPI32\n"\</text:p>
      <text:p text:style-name="P10"><text:tab/><text:tab/><text:tab/>"-------------------------------------\n");</text:p>
      <text:p text:style-name="P10"><text:tab/><text:tab/><text:tab/>read_from_cd("?.?", buf,0); return 0;</text:p>
      <text:p text:style-name="P2"><text:span text:style-name="T10"><text:tab/></text:span><text:span text:style-name="T9">}</text:span></text:p>
      <text:p text:style-name="P10"><text:tab/></text:p>
      <text:p text:style-name="P2"><text:span text:style-name="T10"><text:tab/></text:span><text:span text:style-name="T9">// этап первый</text:span></text:p>
      <text:p text:style-name="P2"><text:span text:style-name="T10"><text:tab/></text:span><text:span text:style-name="T9">//-----------------------------------------------------------------------</text:span></text:p>
      <text:p text:style-name="P2"><text:span text:style-name="T10"><text:tab/></text:span><text:span text:style-name="T9">// читаем случайные сектора для разгона привода</text:span></text:p>
      <text:p text:style-name="P10"><text:tab/>fprintf(stderr,"%s\n",_TEXT_SPINEUP_);</text:p>
      <text:p text:style-name="P10"><text:tab/>for (a = 0; a &lt; 0x69; a++)</text:p>
      <text:p text:style-name="P10"><text:tab/>{</text:p>
      <text:p text:style-name="P10"><text:tab/><text:tab/>read_from_cd(argCD, buf,rand()%_END_SEC_);</text:p>
      <text:p text:style-name="P10"><text:tab/><text:tab/>fprintf(stderr,"\r%02d%%",a*100/0x69);</text:p>
      <text:p text:style-name="P2"><text:span text:style-name="T10"><text:tab/></text:span><text:span text:style-name="T9">}</text:span></text:p>
      <text:p text:style-name="P10"><text:tab/></text:p>
      <text:p text:style-name="P2"><text:span text:style-name="T10"><text:tab/></text:span><text:span text:style-name="T9">// этап второй</text:span></text:p>
      <text:p text:style-name="P2"><text:span text:style-name="T10"><text:tab/></text:span><text:span text:style-name="T9">//------------------------------------------------------------------------</text:span></text:p>
      <text:p text:style-name="P2"><text:span text:style-name="T10"><text:tab/></text:span><text:span text:style-name="T9">// определяем кол-во секторов на дорожке и стабильность вращения привода</text:span></text:p>
      <text:p text:style-name="P2"><text:span text:style-name="T10"><text:tab/></text:span><text:span text:style-name="T9">// </text:span><text:span text:style-name="T11">алгоритм определения кол-ва секторов</text:span><text:span text:style-name="T9">: читаем сектора задом наперед,</text:span></text:p>
      <text:p text:style-name="P2"><text:span text:style-name="T10"><text:tab/></text:span><text:span text:style-name="T9">// с циклически увеличивающимся шагом, наименьшее значение шага</text:span></text:p>
      <text:p text:style-name="P2"><text:span text:style-name="T10"><text:tab/></text:span><text:span text:style-name="T9">// при котором время чтения секторов будет минимальным - и будет равно </text:span></text:p>
      <text:p text:style-name="P2"><text:span text:style-name="T10"><text:tab/></text:span><text:span text:style-name="T9">// кол-ву секторов на данном витке спирали</text:span></text:p>
      <text:p text:style-name="P2"><text:span text:style-name="T10"><text:tab/></text:span><text:span text:style-name="T9">// (fix</text:span><text:span text:style-name="T10">it</text:span><text:span text:style-name="T9">: пока не реализовано, кол-во секторов взято на глазок)</text:span></text:p>
      <text:p text:style-name="P10"><text:tab/>//</text:p>
      <text:p text:style-name="P2"><text:span text:style-name="T10"><text:tab/></text:span><text:span text:style-name="T9">// </text:span><text:span text:style-name="T11">алгоритм определения стабильности</text:span><text:span text:style-name="T9">: читаем сектора с шагом, равным</text:span></text:p>
      <text:p text:style-name="P2"><text:span text:style-name="T10"><text:tab/></text:span><text:span text:style-name="T9">// кол-ву секторов на данном витке спирали, и оцениваем разброс;</text:span></text:p>
      <text:p text:style-name="P8"><text:tab/>// если разброс будет слишком большим (превышает 10%-15%), следует</text:p>
      <text:p text:style-name="P8"><text:tab/>// уменьшить скорость привода (как это сделать показано в CD.snail.c)</text:p>
      <text:p text:style-name="P2"><text:span text:style-name="T9"><text:tab/></text:span><text:span text:style-name="T10">fprintf(stderr,"\r%s\n",_TEXT_TEST_);</text:span></text:p>
      <text:p text:style-name="P2"><text:span text:style-name="T9"><text:tab/></text:span><text:span text:style-name="T10">for (a = _END_SEC_; a &gt; _CFG_BGN_SEC_; a-=_CFG_xWHELL_)</text:span></text:p>
      <text:p text:style-name="P8"><text:tab/>{</text:p>
      <text:p text:style-name="P2"><text:span text:style-name="T9"><text:tab/><text:tab/></text:span><text:span text:style-name="T10">A1=A(&amp;c);read_from_cd(argCD, buf,a);A2=A(&amp;c);</text:span></text:p>
      <text:p text:style-name="P10"><text:tab/><text:tab/>fprintf(stderr,"\r%02d%%",(_END_SEC_-a)*100/_CFG_LEN_SEC_);</text:p>
      <text:p text:style-name="P8"><text:tab/>}</text:p>
      <text:p text:style-name="P10"><text:tab/></text:p>
      <text:p text:style-name="P2"><text:span text:style-name="T10"><text:tab/></text:span><text:span text:style-name="T9">// этап третий (важнейший!)</text:span></text:p>
      <text:p text:style-name="P2"><text:span text:style-name="T9"><text:tab/>//------------------------------------------------------------------------</text:span></text:p>
      <text:p text:style-name="P2"><text:span text:style-name="T10"><text:tab/></text:span><text:span text:style-name="T9">// производим, собственно, измерения</text:span></text:p>
      <text:p text:style-name="P8"><text:tab/>// fix1: добавить "сглаживание" полученных данных</text:p>
      <text:p text:style-name="P2"><text:span text:style-name="T9"><text:tab/></text:span><text:span text:style-name="T10">fprintf(stderr,"\r%s\n",_TEXT_ANGLE_);</text:span></text:p>
      <text:p text:style-name="P8"><text:tab/></text:p>
      <text:p text:style-name="P8"><text:tab/>// <text:s/>выводим шапку таблицы</text:p>
      <text:p text:style-name="P2"><text:span text:style-name="T9"><text:tab/></text:span><text:span text:style-name="T10">printf("delta:"); FH(a,b) { printf("\t%d",a); FB(b); } printf("\ntime:");</text:span></text:p>
      <text:p text:style-name="P10"><text:tab/></text:p>
      <text:p text:style-name="P2"><text:span text:style-name="T10"><text:tab/></text:span><text:span text:style-name="T9">// измеряем и тут же выводим результаты</text:span></text:p>
      <text:p text:style-name="P2"><text:span text:style-name="T9"><text:tab/></text:span><text:span text:style-name="T10">FH(a,b)</text:span></text:p>
      <text:p text:style-name="P2"><text:span text:style-name="T9"><text:tab/></text:span><text:span text:style-name="T10">{</text:span></text:p>
      <text:p text:style-name="P2"><text:span text:style-name="T9"><text:tab/><text:tab/></text:span><text:span text:style-name="T10">A1=A(&amp;c); read_from_cd("TEAC", buf,a); A2=A(&amp;c);</text:span></text:p>
      <text:p text:style-name="P2"><text:span text:style-name="T9"><text:tab/><text:tab/></text:span><text:span text:style-name="T10">printf("\t%d",(A2-A1)/100);</text:span></text:p>
      <text:p text:style-name="P2"><text:span text:style-name="T9"><text:tab/><text:tab/></text:span><text:span text:style-name="T10">fprintf(stderr,"\r%02d%%",(_END_SEC_-a)*100/_CFG_LEN_SEC_);</text:span></text:p>
      <text:p text:style-name="P2"><text:span text:style-name="T9"><text:tab/><text:tab/></text:span><text:span text:style-name="T10">FB(b);</text:span></text:p>
      <text:p text:style-name="P2"><text:span text:style-name="T9"><text:tab/></text:span><text:span text:style-name="T10">} printf("\n"); </text:span></text:p>
      <text:p text:style-name="P8"><text:tab/></text:p>
      <text:p text:style-name="P2"><text:span text:style-name="T9"><text:tab/></text:span><text:span text:style-name="T10">// </text:span><text:span text:style-name="T9">всему</text:span><text:span text:style-name="T10"> </text:span><text:span text:style-name="T9">конец</text:span></text:p>
      <text:p text:style-name="P2"><text:span text:style-name="T9"><text:tab/></text:span><text:span text:style-name="T10">fprintf(stderr,"\r%s\n",_TEXT_END_); return 0;</text:span></text:p>
      <text:p text:style-name="P8">}</text:p>
      <text:p text:style-name="P16">Листинг <text:sequence text:ref-name="refЛистинг1" text:name="Листинг" text:formula="ooow:Листинг+1" style:num-format="1">2</text:sequence> макет программы <text:span text:style-name="T1">sf</text:span>.<text:span text:style-name="T1">c</text:span> для снятия топологий</text:p>
      <text:p text:style-name="P1">Программа использует библиотечку <text:span text:style-name="T1">SCSIlib</text:span>, разработанную автором для низкоуровневого управления приводами с прикладного уровня. Ее можно бесплатно скачать с <text:span text:style-name="T1">ftp</text:span>-сайта автора.</text:p>
      <text:h text:style-name="Heading_20_2" text:outline-level="2">запуск программы</text:h>
      <text:p text:style-name="P1">При запуске без аргументов, программа выдаст краткую справку по ключам, а при наличии ASPI-дравйера автоматически просканирует системную шину и выведен адреса и названия всех обнаруженных приводов.</text:p>
      <text:p text:style-name="P1">Это может выглядеть, например, так:</text:p>
      <text:p text:style-name="P1"/>
      <text:p text:style-name="P9">&gt;sf.exe</text:p>
      <text:p text:style-name="P9"><text:soft-page-break/>USAGE:sf.exe CD</text:p>
      <text:p text:style-name="P9"/>
      <text:p text:style-name="P9"><text:span text:style-name="T15"><text:s text:c="7"/></text:span>SCSI_INQUITY via ASPI32</text:p>
      <text:p text:style-name="P9">-------------------------------------</text:p>
      <text:p text:style-name="P9">0.0 &lt;-- ELBY <text:s text:c="3"/>DVD-ROM <text:s text:c="8"/>1.0 <text:s/>(5)</text:p>
      <text:p text:style-name="P9">1.0 &lt;-- ST380011A <text:s text:c="14"/>3.06 (0)</text:p>
      <text:p text:style-name="Standard"><text:span text:style-name="T10">2.0 &lt;-- IBM-DTLA-307015 <text:s text:c="8"/>TX2O (0)</text:span></text:p>
      <text:p text:style-name="P9">2.1 &lt;-- TEAC <text:s text:c="3"/>CD-W552E <text:s text:c="7"/>1.09 (5)</text:p>
      <text:p text:style-name="P9">3.0 &lt;-- AXV <text:s text:c="4"/>CD/DVD-ROM <text:s text:c="5"/>2.2a (5)</text:p>
      <text:p text:style-name="P9">3.1 &lt;-- AXV <text:s text:c="4"/>CD/DVD-ROM <text:s text:c="5"/>2.2a (5)</text:p>
      <text:p text:style-name="P9">3.2 &lt;-- AXV <text:s text:c="4"/>CD/DVD-ROM <text:s text:c="5"/>2.2a (5)</text:p>
      <text:p text:style-name="P16">Листинг<text:span text:style-name="T1"> </text:span><text:sequence text:ref-name="refЛистинг2" text:name="Листинг" text:formula="ooow:Листинг+1" style:num-format="1">3</text:sequence><text:span text:style-name="T1"> </text:span>результат запуска программы без ключей</text:p>
      <text:p text:style-name="P1">Ключ "СВ", отвечающий за выбор привода, задает не только сам привод, но и интерфейс взаимодействия.</text:p>
      <text:p text:style-name="P1">Если имя привода выглядит как название устройства (т.<text:span text:style-name="T1"> </text:span>е. начинается с префикса "<text:span text:style-name="T7">\\.\</text:span>"), то управление будет осуществляться через интерфейс SPTI. Для этого вы должны иметь <text:span text:style-name="T1">Windows NT</text:span>/2000/<text:span text:style-name="T1">XP</text:span> и права администратора.</text:p>
      <text:p text:style-name="P1">Если имя выглядит как адрес устройства на шине или как часть идентификационной строки привода, то управление будет осуществляться через интерфейс ASPI, для работы через которой необходимо установить <text:span text:style-name="T1">ASPI</text:span>-драйвер (его можно бесплатно скачать с сервера копании Adaptec — www.adaptec.com).</text:p>
      <text:p text:style-name="P1">Например, "<text:span text:style-name="T8">sf</text:span><text:span text:style-name="T7">.</text:span><text:span text:style-name="T8">exe</text:span><text:span text:style-name="T7"> </text:span><text:span text:style-name="T8">TEAC</text:span>" (или "<text:span text:style-name="T8">sf</text:span><text:span text:style-name="T7">.</text:span><text:span text:style-name="T8">exe </text:span><text:span text:style-name="T7">2.1</text:span>") , заставляет программу работать с приводом <text:span text:style-name="T1">TEAC</text:span> (адрес на <text:span text:style-name="T1">ASPI</text:span>-шине — 2.1) через <text:span text:style-name="T1">ASPI</text:span>-интерфейс, а "<text:span text:style-name="T8">sf</text:span><text:span text:style-name="T7">.</text:span><text:span text:style-name="T8">exe </text:span><text:span text:style-name="T7">\\.\</text:span><text:span text:style-name="T8">G</text:span><text:span text:style-name="T7">:</text:span>" — с приводом "<text:span text:style-name="T1">G</text:span>:" через <text:span text:style-name="T1">SPTI</text:span>-интерфейс.</text:p>
      <text:p text:style-name="P1">Программа выводит данные в форме таблицы, предназначенной для импорта в MSGraph, причем, вывод оптимизирован для перенаправления в файл (на экране все выглядит кошмарно), поэтому правильный вызов выглядит примерно так: "<text:span text:style-name="T10">sf</text:span><text:span text:style-name="T9">.exe</text:span><text:span text:style-name="T10"> </text:span><text:span text:style-name="T9">\\.\</text:span><text:span text:style-name="T10">G</text:span><text:span text:style-name="T9">:</text:span><text:span text:style-name="T10"> </text:span><text:span text:style-name="T9">&gt; C:\1.txt</text:span>".</text:p>
      <text:p text:style-name="P1">По окончании работы программы запускаем <text:span text:style-name="T1">MS Word</text:span>, открываем меню "Вставка", там будет "Рисунок" и "Диаграмма". В меню "Правка" находим "Импорт", "тип файлов"<text:span text:style-name="T1"> </text:span>– "*.txt", "формат данных" — "с разделителем", "начать импорт" со строки 1, "далее &gt;&gt;", "Символом разделителя является": "[x] символ табуляции", "далее &gt;&gt;", "формат данных" — "общий" и жмем кнопку "готово". Далее действуем по своему вкусу, то есть по обстановке.</text:p>
      <text:h text:style-name="Heading_20_2" text:outline-level="2">сбор топологий испытания защиты и обсуждение результатов</text:h>
      <text:p text:style-name="P1">Вставляем подопытный диск в привод (пусть это будет, например, диск, прилагаемый к журналу "Компьютер пресс" 2005/07, условно обозначенный нами как диск "А") и снимаем с него топологию (<text:span text:style-name="T16">см. рис. 5</text:span>). Мы получаем характерную "пилу", точки минимума и максимума которой указывают на то, что данная пара секторов лежит на одной прямой.</text:p>
      <text:p text:style-name="P5"/>
      <text:p text:style-name="P16">Рисунок <text:sequence text:ref-name="refDrawing4" text:name="Drawing" text:formula="ooow:Drawing+1" style:num-format="1">5</text:sequence> топология диска "А"</text:p>
      <text:p text:style-name="P1">Очевидно, что на других дисках те же самые сектора будут иметь совсем другой угол, поэтому минимумы и максимумы сместятся на некоторое расстояние. Берем диск <text:span text:style-name="T1">Microsoft Visual Basic </text:span>2005 (обозначенный нами как "<text:span text:style-name="T1">B</text:span>"), прилагаемый к тому же самому журналу и запускаем программу еще раз (<text:span text:style-name="T16">см. рис. 6</text:span>).</text:p>
      <text:p text:style-name="P1">Пилообразная кривая действительно сместилась приблизительно на половину периода. Так же слегка изменилась и амплитуда колебаний, но нас она не интересует. Будем отталкивается не от абсолютных, а от относительных значений, т. е. от <text:span text:style-name="T1">LBA</text:span>-адресов "изломов" кривой (абсолютные значения находятся в прямой зависимости от "окружающей среды" и потому ненадежны). Учитывая, что положения максимумов/минимумов зависят не только от топологии диска, но еще и от скорости вращения привода, необходимо расширить доверительный интервал до нескольких секторов.</text:p>
      <text:p text:style-name="P5"/>
      <text:p text:style-name="P16">Рисунок <text:sequence text:ref-name="refDrawing5" text:name="Drawing" text:formula="ooow:Drawing+1" style:num-format="1">6</text:sequence> топология диска "<text:span text:style-name="T1">B</text:span>"</text:p>
      <text:p text:style-name="P1">А теперь возьмем диск с другого номера "Компьютер Пресс" (диск "<text:span text:style-name="T1">C</text:span>") и сравним его топологию с диском "<text:span text:style-name="T1">A</text:span>" (<text:span text:style-name="T16">см. рис. 07</text:span>).</text:p>
      <text:p text:style-name="P5"/>
      <text:p text:style-name="P16"><text:soft-page-break/><text:sequence text:ref-name="refDrawing6" text:name="Drawing" text:formula="ooow:Drawing+1" style:num-format="1">7</text:sequence><text:span text:style-name="T1"> </text:span>сравнение топологий дисков "<text:span text:style-name="T1">A</text:span>" и "<text:span text:style-name="T1">C</text:span>"</text:p>
      <text:p text:style-name="P1">Топологии обоих дисков полностью совпадают! Это означает, что диски "Компьютер Пресс" штамповались на одном заводе, а диск с <text:span text:style-name="T1">Visual Basic</text:span> на другом! Любопытное, наблюдение, не правда ли? С помощью этой программы мы можем не только защищаться от копирования, но и проводить интересные исследования (кстати, эта программа была специально написана мной по заказу американского полицейского управления, занимающегося борьбой с пиратством. Обычная история — продавец заказывает партию лицензионных дисков и затем перемешивает их с "пираткой". Как установить факт обмана? Вот тут-то структура спиральной дорожки и выручает!).</text:p>
      <text:p text:style-name="P1">Демонстрационная программа снимает топологию только в одной точке (на участке между адресами 27532 и 18082. Разумеется, это ненадежно и при желании можно подобрать диск с похожей топологией (для этого достаточно взять приблизительно 10 болванок от разных производителей). Для усиления защиты настоятельно рекомендуется снимать топологию по меньшей мере в трех точках — начале, конце и середине диска. В этом случае, найти похожий диск будет намного труднее.</text:p>
      <text:h text:style-name="Heading_20_2" text:outline-level="2">&gt;&gt;&gt; врезка полезный совет</text:h>
      <text:p text:style-name="P1">Перед снятием топологии скорость привода рекомендуется уменьшить хотя бы до 16<text:span text:style-name="T1">x</text:span>-24х. Как это сделать показано в утилите <text:span text:style-name="T1">CD</text:span>.<text:span text:style-name="T1">snail</text:span>.<text:span text:style-name="T1">c</text:span>, исходный текст которой можно бесплатно скачать с <text:span text:style-name="T1">ftp</text:span> автора.</text:p>
      <text:p text:style-name="P1"/>
      <text:h text:style-name="Heading_20_2" text:outline-level="2">защита от анализа</text:h>
      <text:p text:style-name="P1">Существует по меньшей мере два способа взлома: копирование диска специализированными копировщиками или анализ защитного кода с последующий модификацией (он же <text:span text:style-name="T1">bit</text:span> <text:span text:style-name="T1">hack</text:span>). Создать некопируемый диск это только полдела. Еще необходимо защитить свою программу от анализа.</text:p>
      <text:p text:style-name="P1">Обычно анализу противостоят шифровкой кода/данных, однако, это не слишком-то удачное решение, ведь перед выполнением программы ее все равно приходится расшифровывать. Хакеру остается всего лишь дождаться этого момента и снять дамп. Можно, конечно, расшифровывать программу по частям или использовать несколько независимых расшифровщиков, но трудоемкость разработки защиты в этом случае практически не отстает от сложности взлома.</text:p>
      <text:p text:style-name="P1">В последнее время большое распространение получил некрасивый, но убойный подход, основанный на генерации "мусорного кода", внедряемого в защищаемую программу. Похожая техника используется во многих полиморфных вирусах, из которых можно "выдрать" уже готовые "движки" (<text:span text:style-name="T1">engine</text:span>). Мусорный код чрезвычайно затрудняет анализ, делая его практически невозможным. Допустим, ключевая функция программы компилируется в тысячу машинных команд. Исходя из "крейсерской" скорости дизассемблирования 1 команда в секунду, хакер сможет "прочесть" (только прочесть! не проанализировать!) весь код за ~15 минут, но после разбавления функции миллионом мусорных инструкций, чтение листинга потребует свыше 10 суток напряженной работы, а полный анализ растянется на долгие годы.</text:p>
      <text:p text:style-name="P1">Звучит прекрасно, но без подводных камней не обходится. Во-первых, если перестараться, то скорость программы упадет в разы, причем, нужно учитывать, что далеко не у всех стоит <text:span text:style-name="T1">Pentium</text:span>-4, поэтому "замусоривать" можно только редко вызываемые функции. Во-вторых, мусорный код должен быть достаточно нетривиальным, чтобы его "мусорность" не бросалась в глаза. Использование <text:span text:style-name="T1">XCHG EBX</text:span>,<text:span text:style-name="T1">EBX</text:span> или <text:span text:style-name="T1">MOV EAX</text:span>,<text:span text:style-name="T1">EAX</text:span> легко отсекается анализаторами. В-третьих, в некоторых случаях анализ защитного алгоритма необязателен и хакер может взломать программу и так (см. <text:span text:style-name="T16">"защита от мониторов шины"</text:span>), поэтому, линия обороны должна быть хорошо продуманной и однородной на всем своем протяжении. Бронебойные ворота бесполезны, если вокруг них стен.</text:p>
      <text:p text:style-name="P1">Еще лучше применять <text:span text:style-name="T1">P</text:span>-код, реализовав "виртуальную машину" и написав свой собственный интерпретатор. Поскольку, программировать в <text:span text:style-name="T1">P</text:span>-коде очень непроизводительно и неудобно, рекомендуется реализовать транслятор, "пережевывающий" исходный текст, написанный на Паскале или Си и выдающий последовательность инструкций Машины Тьюринга, Сетей Петри, Стрелки Пирса и т. д. Чем ниже уровень абстракции, тем лучше для нас и хуже для хакера. Программа, состоящая из нескольких сотен строк, превращается в десятки тысяч или даже миллионы инструкций Тьюринга, декомпиляторов с которой не существует! <text:soft-page-break/>Как компромиссный вариант можно использовать Форт, транслирующий исходный текст в шитый код. Это легко (и с комфортом) программируется, быстро работает, но долго ломается. Тем не менее, трудоемкость взлома порядка на два ниже, чем у Машины Тьюринга или Стрелки Пирса.</text:p>
      <text:h text:style-name="Heading_20_2" text:outline-level="2">&gt;&gt;&gt; врезка ссылки по теме запутывания кода</text:h>
      <text:list xml:id="list5619017851848190511" text:style-name="WW8Num12">
        <text:list-item>
          <text:p text:style-name="P11">Анализ запутывающих преобразований программ:</text:p>
          <text:list>
            <text:list-item>
              <text:p text:style-name="P4">теоретическая статья, рассматривающая основные методы "замусоривания" кода и проблемы его "прополки" (на русском языке): <text:span text:style-name="T2">http</text:span><text:span text:style-name="T13">://</text:span><text:span text:style-name="T2">www</text:span><text:span text:style-name="T13">.</text:span><text:span text:style-name="T2">citforum</text:span><text:span text:style-name="T13">.</text:span><text:span text:style-name="T2">ru</text:span><text:span text:style-name="T13">/</text:span><text:span text:style-name="T2">security</text:span><text:span text:style-name="T13">/</text:span><text:span text:style-name="T2">articles</text:span><text:span text:style-name="T13">/</text:span><text:span text:style-name="T2">analysis</text:span><text:span text:style-name="T13">/</text:span>;</text:p>
            </text:list-item>
          </text:list>
        </text:list-item>
        <text:list-item>
          <text:p text:style-name="P7">A Taxonomy of Obfuscating Transformations:</text:p>
          <text:list>
            <text:list-item>
              <text:p text:style-name="P4">еще одна статья, посвященная "замусориванию" кода с большим количеством примеров (на английском языке): <text:span text:style-name="T1">www</text:span>.<text:span text:style-name="T1">cs</text:span>.<text:span text:style-name="T1">arizona</text:span>.<text:span text:style-name="T1">edu</text:span>/~<text:span text:style-name="T1">collberg</text:span>/<text:span text:style-name="T1">Research</text:span>/<text:span text:style-name="T1">Publications</text:span>/<text:span text:style-name="T1">CollbergThomborsonLow</text:span>97<text:span text:style-name="T1">a</text:span>/</text:p>
            </text:list-item>
          </text:list>
        </text:list-item>
        <text:list-item>
          <text:p text:style-name="P7">Virtual Machine Design and Implementation in C/C++ <text:s/>by Bill Blunden:</text:p>
          <text:list>
            <text:list-item>
              <text:p text:style-name="P4">реализация виртуальных машин на Си/Си++ — отличная бумажная книга на английском языке, электронная версия по-видимому недоступна;</text:p>
            </text:list-item>
          </text:list>
        </text:list-item>
      </text:list>
      <text:h text:style-name="Heading_20_2" text:outline-level="2">защита от эмуляторов</text:h>
      <text:p text:style-name="P1">Структуру спиральной дорожки невозможно скопировать, но легко проэмулировать. Вместе с копировщиками защищенных дисков, как правило, поставляются программы-эмуляторы, создающие виртуальный <text:span text:style-name="T1">CD</text:span>-<text:span text:style-name="T1">ROM</text:span>/<text:span text:style-name="T1">DVD</text:span> привод. Копировщик проделывает ту же самую операцию, что и защита<text:span text:style-name="T1"> </text:span>– снимает топологию с защищенного диска и передает ее эмулятору.</text:p>
      <text:p text:style-name="P1">Можно ли это противостоять? Разработчики <text:span text:style-name="T1">Star</text:span>-<text:span text:style-name="T1">Force</text:span> использовали прямой доступ к <text:span text:style-name="T1">IDE</text:span>-контроллеру в обход всех установленных драйверов, в том числе и драйвера-эмулятора. А как быть, если у пользователя установлен не <text:span text:style-name="T1">IDE</text:span>-привод? Тогда <text:span text:style-name="T1">Star</text:span>-<text:span text:style-name="T1">Force</text:span> вынуждена работать через уже установленные драйвера. Чтобы обойти защиту достаточно выдернуть шлейф со своего привода или отключить соответствующий канал <text:span text:style-name="T1">IDE</text:span>-контроллера на "лету" и <text:span text:style-name="T1">Star</text:span>-<text:span text:style-name="T1">Force</text:span> падет. Не очень-то сильная защита, да к тому же трудно реализуемая.</text:p>
      <text:p text:style-name="P5"/>
      <text:p text:style-name="P16">Рисунок <text:sequence text:ref-name="refDrawing7" text:name="Drawing" text:formula="ooow:Drawing+1" style:num-format="1">8</text:sequence><text:span text:style-name="T1"> </text:span>виртуальный диск <text:span text:style-name="T1">Virtual</text:span> <text:span text:style-name="T1">Clone</text:span> <text:span text:style-name="T1">CD</text:span> в "Моем Компьютере"</text:p>
      <text:p text:style-name="P1">Мы же пойдет другим путем. Если открыть стандарт по <text:span text:style-name="T1">SCSI</text:span> или <text:span text:style-name="T1">ATAPI</text:span> устройства (их черновые версии лежат на <text:span text:style-name="T1">www</text:span>.<text:span text:style-name="T1">t</text:span>10.<text:span text:style-name="T1">org</text:span> и <text:span text:style-name="T1">www</text:span>.<text:span text:style-name="T1">t</text:span>13.<text:span text:style-name="T1">org</text:span> соответственно), можно обнаружить десятки "мультимедийных" команд, поддерживаемыми практически всеми современными приводами. В эмуляторах же реализована лишь малая часть. Поэтому, чтобы защититься от эмуляторов, достаточно задействовать хотя бы половину <text:span text:style-name="T1">SCSI</text:span>/<text:span text:style-name="T1">ATAP</text:span>I-команд (попутно это "убьет" мониторы шины и прочие анализаторы).</text:p>
      <text:p text:style-name="P1">Даже если последующие версии эмуляторов поумнеют и будут имитировать весь "лексикон" привода целиком, они навряд ли смогут воспроизвести все особенности каждой команды и их комбинаций. Впрочем, не будем забегать вперед. Эмуляторы совершенствуются медленно и качественных рывков с их стороны пока не ожидается.</text:p>
      <text:h text:style-name="Heading_20_2" text:outline-level="2">защита от мониторов шины</text:h>
      <text:p text:style-name="P1">Для взлома защиты не всегда требуется дизассемблировать код. Вместо этого можно запустить монитор шины для перехвата обмена программы с приводом. Анализируя последовательность вызовов <text:span text:style-name="T1">SCSI</text:span>/<text:span text:style-name="T1">ATAPI</text:span> команд, вполне реально разгадать алгоритм защиты, определив к каким именно характеристикам диска она привязалась.</text:p>
      <text:p text:style-name="P1">Большой популярностью пользуется монитор <text:span text:style-name="T1">Bus Hound</text:span>, ознакомительную версию которого можно бесплатно скачать с сайта http://www.perisoft.net/bushound. Он не только позволяет перехватывать <text:span text:style-name="T1">USB</text:span> 1.0/2.0, <text:span text:style-name="T1">SCSI</text:span>/<text:span text:style-name="T1">ATAPI</text:span>/<text:span text:style-name="T1">IDE</text:span>/<text:span text:style-name="T1">SATA</text:span>, <text:span text:style-name="T1">FireWire</text:span>, <text:span text:style-name="T1">Bluetooth</text:span>, <text:span text:style-name="T1">Fibre</text:span> <text:span text:style-name="T1">Channel</text:span> порты, но еще и отображает относительное и абсолютное время выполнения запросов, что существенно облегчает исследование защит, основанных на временных характеристиках.</text:p>
      <text:p text:style-name="P1">Наша защита никак не противодействует мониторам шины (<text:span text:style-name="T1">Star</text:span>-<text:span text:style-name="T1">Force</text:span>, кстати говоря, тоже), поэтому все команды видны как на ладони и алгоритм привязки становится понятным с первого взгляда (<text:span text:style-name="T16">см. рис. 10</text:span>).</text:p>
      <text:p text:style-name="P5"/>
      <text:p text:style-name="P16"><text:soft-page-break/>Рисунок <text:sequence text:ref-name="refDrawing8" text:name="Drawing" text:formula="ooow:Drawing+1" style:num-format="1">9</text:sequence> исследование защиты с помощью монитора шины</text:p>
      <text:p text:style-name="P1">Как "ослепить" монитор? Можно, конечно, использовать прямой доступ к <text:span text:style-name="T1">IDE</text:span>-контроллеру или разнообразные антиотладочные (точнее, "анти-мониторные") приемы, только… все это сложно, потенциально конфликтно и вообще ненадежно. Лучше "разбавлять" наши команды большим количеством "мусорных" <text:span text:style-name="T1">SCSI</text:span>/<text:span text:style-name="T1">ATAPI</text:span>-команд, чтобы затеряться на их фоне. Алгоритм станет неочевидным и анализ потребует намного больше времени и усилий. Один нюанс: "мусорные" команды ни в коем случае нельзя генерировать на случайной основе, в противном случае, хакер снимет несколько дампов, выделит в них постоянную часть, а все остальное отбросит за ненадобностью. А вот основные команды лучше выбирать случайным образом. В частности, для чтения сектора можно использовать и <text:span text:style-name="T1">READ </text:span>10/12, и <text:span text:style-name="T1">READ CD</text:span> и <text:span text:style-name="T1">READ CD MSF</text:span>, и некоторые другие.</text:p>
      <text:h text:style-name="Heading_20_2" text:outline-level="2">удаленный прожиг</text:h>
      <text:p text:style-name="P1">Ключевые лазерные диски хорошо подходят для "коробочного" ПО, но для программ, распространяемых преимущественно через Интернет, они создают множество трудностей. Рассылка дисков это огромная головная боль, но ведь не передавать же лазерный диск по модему. А почему бы и нет? Современные технологии еще и не такое способы!</text:p>
      <text:p text:style-name="P1">Пользователь скачивает клиентскую программу, которая просит вставить чистый <text:span text:style-name="T1">CD</text:span>-<text:span text:style-name="T1">R</text:span> диск в пишущий привод, прожигает одну сессию, заполненную незначащими данными, снимает топологию и по криптографическому протоколу передает эту информацию серверу. Сервер "зашивает" топологию внутрь защищаемой программы и отсылает ее клиент<text:span text:style-name="T1">c</text:span>кой программа, которая либо записывает программу на диск, либо устанавливает на винчестер.</text:p>
      <text:p text:style-name="P1">Конечно, такая схема взаимодействия существенно ослабляет защищенность программы. Ведь во всей партии болванок структура спиральной дорожки одинакова и потому, оплатив только одну копию, нечестный пользователь сможет тиражировать ее чуть ли не в промышленном масштабе. Чтобы этого не произошло, следует использовать аддитивную защиту, комбинирующую привязку к топологии с нестандартным форматом диска, например. Конечно, нестандартный формат — плохая штука (и об этом мы уже говорили в начале статьи), но с некоторыми предосторожностями использовать его все-таки можно. Тем более, что прожиг на <text:span text:style-name="T1">CD</text:span>-<text:span text:style-name="T1">R</text:span> снимает проблему тиражирования — клиентская программа самостоятельно управляет пишущим приводом и может свободно использовать все нестандартные режимы на которые он только способен. Большое количество разнообразных защитных приемов описано в моей книге "Техника защиты лазерных дисков от копирования", демонстрационную версию которой можно найти на моем <text:span text:style-name="T1">ftp</text:span>.</text:p>
      <text:h text:style-name="Heading_20_2" text:outline-level="2">&gt;&gt;&gt; врезка: полезные советы</text:h>
      <text:list xml:id="list1639023692059" text:continue-numbering="true" text:style-name="WW8Num12">
        <text:list-item>
          <text:p text:style-name="P4">положите на ключевой диск файл с заманчивым названием <text:span text:style-name="T1">user</text:span>_<text:span text:style-name="T1">name</text:span>.<text:span text:style-name="T1">key</text:span> и выполняйте над ним различные запутанные операции, это слегка умерит прыть хакера и остановит его на какое-то время;</text:p>
        </text:list-item>
        <text:list-item>
          <text:p text:style-name="P4">вносите на диск несколько <text:span text:style-name="T6">принципиально</text:span> <text:span text:style-name="T6">различных</text:span> ключевых меток, но проверяйте только часть из них, а часть — оставьте для последующих версий программы (или ее обновлений), тогда хакеру придется каждый раз придется проводить утомительные исследования, подолгу зависая над монитором шины, дизассемблером и отладчиком;</text:p>
        </text:list-item>
        <text:list-item>
          <text:p text:style-name="P4">помните, что даже тщательно оттестированная защита в силу некоторых причин может не сработать, "обругав" легального пользователя; поэтому, необходимо использовать по меньшей мере три независимых защитных механизма, основанных на различных характеристиках носителя, и если срабатывают хотя бы два из них, проверка считается пройденной; в данной статье мы рассмотрели всего лишь один такой механизм, остальные — в следующий раз.</text:p>
        </text:list-item>
      </text:list>
      <text:h text:style-name="Heading_20_2" text:outline-level="2">&gt;&gt;&gt; врезка <text:span text:style-name="T1">nezimi</text:span> <text:span text:style-name="T1">ftp</text:span></text:h>
      <text:p text:style-name="P1"><text:span text:style-name="T4">Мыщъх поднял экспериментальный </text:span><text:span text:style-name="T3">ftp</text:span><text:span text:style-name="T4">-сервер, раздающий свои авторские материалы:</text:span></text:p>
      <text:p text:style-name="Standard"><text:span text:style-name="T1">IP</text:span>-адрес: 83.239.33.46;</text:p>
      <text:p text:style-name="Standard">доменное имя: <text:span text:style-name="T1">nezumi</text:span>.<text:span text:style-name="T1">org</text:span>.<text:span text:style-name="T1">ru</text:span>;</text:p>
      <text:p text:style-name="Standard">порт: 21 (стандартный),</text:p>
      <text:p text:style-name="Standard">логин: <text:span text:style-name="T1">WASM</text:span>,</text:p>
      <text:p text:style-name="Standard"><text:soft-page-break/>пароль: не требуется;</text:p>
      <text:p text:style-name="Standard">папка: /<text:span text:style-name="T1">pub</text:span>,</text:p>
      <text:p text:style-name="Standard">канал: 500 мегабит;</text:p>
      <text:p text:style-name="Standard">приблизительное время работы: с 14:00 до 06:00 (мыщъх ночной зверь), при возникновении проблем рекомендуется установить пассивный режим <text:span text:style-name="T1">ftp</text:span>-клиента;</text:p>
      <text:h text:style-name="Heading_20_2" text:outline-level="2">заключение</text:h>
      <text:p text:style-name="P1">Разработка собственных защит от копирования — это реальность. Забудьте о широко разрекламированных готовых пакетах. Всякая серийная защита притягивает внимание сотен тысяч хакеров со всего света, которые быстро находят более или менее универсальный способ взлома, такой, что им может воспользоваться даже простой обыватель. Стойкость несерийных защит (даже спроектированных непрофессионалами) зачастую оказывается намного выше, потому что никто не хочет с ними связываться. Единичный взлом себя не окупит!</text:p>
      <text:p text:style-name="P1">Надеюсь, что эта статья поможет вам избежать ошибок и разработать защиту свой мечты самостояте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8-30T02:05:00</dc:date>
    <meta:editing-cycles>508</meta:editing-cycles>
    <meta:editing-duration>PT17H26M</meta:editing-duration>
    <meta:document-statistic meta:table-count="0" meta:image-count="0" meta:object-count="0" meta:page-count="11" meta:paragraph-count="248" meta:word-count="4759" meta:character-count="36189" meta:non-whitespace-character-count="31478"/>
    <meta:generator>LibreOffice/5.1.4.2$Windows_x86 LibreOffice_project/f99d75f39f1c57ebdd7ffc5f42867c12031db97a</meta:generator>
  </office:meta>
</office:document-meta>
</file>